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48.8209in" svg:height="10.8445in" svg:x="3.5953in" svg:y="0.0394in">
            <draw:object draw:notify-on-update-of-ranges="Arkusz1.A1:Arkusz1.A118 Arkusz1.B1:Arkusz1.B118 Arkusz1.D1:Arkusz1.D1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 office:value-type="float" office:value="50500" calcext:value-type="float">
            <text:p>50500</text:p>
          </table:table-cell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 office:value-type="float" office:value="50765" calcext:value-type="float">
            <text:p>50765</text:p>
          </table:table-cell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 office:value-type="float" office:value="51146" calcext:value-type="float">
            <text:p>51146</text:p>
          </table:table-cell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 office:value-type="float" office:value="52050" calcext:value-type="float">
            <text:p>52050</text:p>
          </table:table-cell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 office:value-type="float" office:value="52767" calcext:value-type="float">
            <text:p>52767</text:p>
          </table:table-cell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 office:value-type="float" office:value="52800" calcext:value-type="float">
            <text:p>52800</text:p>
          </table:table-cell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 office:value-type="float" office:value="53435" calcext:value-type="float">
            <text:p>53435</text:p>
          </table:table-cell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 office:value-type="float" office:value="53000" calcext:value-type="float">
            <text:p>53000</text:p>
          </table:table-cell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 office:value-type="float" office:value="53250" calcext:value-type="float">
            <text:p>53250</text:p>
          </table:table-cell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 office:value-type="float" office:value="53900" calcext:value-type="float">
            <text:p>53900</text:p>
          </table:table-cell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 office:value-type="float" office:value="54565" calcext:value-type="float">
            <text:p>54565</text:p>
          </table:table-cell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 office:value-type="float" office:value="55855" calcext:value-type="float">
            <text:p>55855</text:p>
          </table:table-cell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 office:value-type="float" office:value="58735" calcext:value-type="float">
            <text:p>58735</text:p>
          </table:table-cell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 office:value-type="float" office:value="59535" calcext:value-type="float">
            <text:p>59535</text:p>
          </table:table-cell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 office:value-type="float" office:value="61360" calcext:value-type="float">
            <text:p>61360</text:p>
          </table:table-cell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 office:value-type="float" office:value="61725" calcext:value-type="float">
            <text:p>61725</text:p>
          </table:table-cell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 office:value-type="float" office:value="61900" calcext:value-type="float">
            <text:p>61900</text:p>
          </table:table-cell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 office:value-type="float" office:value="63200" calcext:value-type="float">
            <text:p>63200</text:p>
          </table:table-cell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 office:value-type="float" office:value="64100" calcext:value-type="float">
            <text:p>64100</text:p>
          </table:table-cell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 office:value-type="float" office:value="65100" calcext:value-type="float">
            <text:p>65100</text:p>
          </table:table-cell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 office:value-type="float" office:value="65800" calcext:value-type="float">
            <text:p>65800</text:p>
          </table:table-cell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 office:value-type="float" office:value="66000" calcext:value-type="float">
            <text:p>66000</text:p>
          </table:table-cell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 office:value-type="float" office:value="66200" calcext:value-type="float">
            <text:p>66200</text:p>
          </table:table-cell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 office:value-type="float" office:value="66570" calcext:value-type="float">
            <text:p>66570</text:p>
          </table:table-cell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 office:value-type="float" office:value="66600" calcext:value-type="float">
            <text:p>66600</text:p>
          </table:table-cell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 office:value-type="float" office:value="68045" calcext:value-type="float">
            <text:p>68045</text:p>
          </table:table-cell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 style:data-style-name="N2" text:time-value="10:11:41.78041019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2-06T10:12:34.123326535</dc:date>
    <meta:editing-duration>PT7H17M6S</meta:editing-duration>
    <meta:editing-cycles>137</meta:editing-cycles>
    <meta:generator>LibreOffice/4.2.7.2$Linux_X86_64 LibreOffice_project/420m0$Build-2</meta:generator>
    <meta:document-statistic meta:table-count="1" meta:cell-count="7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link-data-style-to-source="true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 chart:link-data-style-to-source="true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4.006cm" svg:height="27.546cm" xlink:href=".." xlink:type="simple" chart:class="chart:line" chart:style-name="ch1">
        <chart:title svg:x="60.723cm" svg:y="0.685cm" chart:style-name="ch2">
          <text:p>Statystyka</text:p>
        </chart:title>
        <chart:subtitle svg:x="60.094cm" svg:y="2.088cm" chart:style-name="ch3">
          <text:p>Ilość linii kodu .cpp/.h</text:p>
        </chart:subtitle>
        <chart:plot-area chart:style-name="ch4" table:cell-range-address="Arkusz1.A1:Arkusz1.B118 Arkusz1.D1:Arkusz1.D118" chart:data-source-has-labels="column" svg:x="2.48cm" svg:y="3.321cm" svg:width="119.046cm" svg:height="22.55cm">
          <chartooo:coordinate-region svg:x="3.79cm" svg:y="3.547cm" svg:width="117.736cm" svg:height="21.677cm"/>
          <chart:axis chart:dimension="x" chart:name="primary-x" chart:style-name="ch5" chartooo:axis-type="auto">
            <chartooo:date-scale/>
            <chart:title svg:x="61.477cm" svg:y="26.421cm" chart:style-name="ch6">
              <text:p>Data</text:p>
            </chart:title>
            <chart:categories table:cell-range-address="Arkusz1.A1:Arkusz1.A1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118" chart:class="chart:line">
            <chart:data-point chart:repeated="118"/>
          </chart:series>
          <chart:series chart:style-name="ch10" chart:values-cell-range-address="Arkusz1.D1:Arkusz1.D118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118</svg:desc>
                </draw:g>
              </table:table-cell>
              <table:table-cell office:value-type="float" office:value="15135">
                <text:p>15135</text:p>
                <draw:g>
                  <svg:desc>Arkusz1.B1:Arkusz1.B118</svg:desc>
                </draw:g>
              </table:table-cell>
              <table:table-cell office:value-type="float" office:value="15135">
                <text:p>15135</text:p>
                <draw:g>
                  <svg:desc>Arkusz1.D1:Arkusz1.D118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50500">
                <text:p>50500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50765">
                <text:p>50765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51146">
                <text:p>51146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52050">
                <text:p>52050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52767">
                <text:p>52767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52800">
                <text:p>52800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53435">
                <text:p>53435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53000">
                <text:p>53000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53250">
                <text:p>53250</text:p>
              </table:table-cell>
              <table:table-cell office:value-type="float" office:value="42814.1818181819">
                <text:p>42814.181818181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53300">
                <text:p>53300</text:p>
              </table:table-cell>
              <table:table-cell office:value-type="float" office:value="43146.2727272728">
                <text:p>43146.2727272728</text:p>
              </table:table-cell>
            </table:table-row>
            <table:table-row>
              <table:table-cell office:value-type="float" office:value="41945">
                <text:p>41950</text:p>
              </table:table-cell>
              <table:table-cell office:value-type="float" office:value="53300">
                <text:p>53300</text:p>
              </table:table-cell>
              <table:table-cell office:value-type="float" office:value="43478.3636363637">
                <text:p>43478.3636363637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53900">
                <text:p>53900</text:p>
              </table:table-cell>
              <table:table-cell office:value-type="float" office:value="43810.4545454546">
                <text:p>43810.4545454546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54565">
                <text:p>54565</text:p>
              </table:table-cell>
              <table:table-cell office:value-type="float" office:value="44142.5454545455">
                <text:p>44142.5454545455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55855">
                <text:p>55855</text:p>
              </table:table-cell>
              <table:table-cell office:value-type="float" office:value="44474.6363636364">
                <text:p>44474.6363636364</text:p>
              </table:table-cell>
            </table:table-row>
            <table:table-row>
              <table:table-cell office:value-type="float" office:value="41949">
                <text:p>41950</text:p>
              </table:table-cell>
              <table:table-cell office:value-type="float" office:value="58735">
                <text:p>58735</text:p>
              </table:table-cell>
              <table:table-cell office:value-type="float" office:value="44806.7272727273">
                <text:p>44806.7272727273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59535">
                <text:p>59535</text:p>
              </table:table-cell>
              <table:table-cell office:value-type="float" office:value="45138.8181818182">
                <text:p>45138.8181818182</text:p>
              </table:table-cell>
            </table:table-row>
            <table:table-row>
              <table:table-cell office:value-type="float" office:value="41951">
                <text:p>41950</text:p>
              </table:table-cell>
              <table:table-cell office:value-type="float" office:value="61360">
                <text:p>61360</text:p>
              </table:table-cell>
              <table:table-cell office:value-type="float" office:value="45470.9090909092">
                <text:p>45470.9090909092</text:p>
              </table:table-cell>
            </table:table-row>
            <table:table-row>
              <table:table-cell office:value-type="float" office:value="41952">
                <text:p>41950</text:p>
              </table:table-cell>
              <table:table-cell office:value-type="float" office:value="61725">
                <text:p>61725</text:p>
              </table:table-cell>
              <table:table-cell office:value-type="float" office:value="45803.0000000001">
                <text:p>45803.0000000001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61900">
                <text:p>61900</text:p>
              </table:table-cell>
              <table:table-cell office:value-type="float" office:value="46135.090909091">
                <text:p>46135.090909091</text:p>
              </table:table-cell>
            </table:table-row>
            <table:table-row>
              <table:table-cell office:value-type="float" office:value="41954">
                <text:p>41950</text:p>
              </table:table-cell>
              <table:table-cell office:value-type="float" office:value="63200">
                <text:p>63200</text:p>
              </table:table-cell>
              <table:table-cell office:value-type="float" office:value="46467.1818181819">
                <text:p>46467.1818181819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64100">
                <text:p>64100</text:p>
              </table:table-cell>
              <table:table-cell office:value-type="float" office:value="46799.2727272728">
                <text:p>46799.2727272728</text:p>
              </table:table-cell>
            </table:table-row>
            <table:table-row>
              <table:table-cell office:value-type="float" office:value="41956">
                <text:p>41960</text:p>
              </table:table-cell>
              <table:table-cell office:value-type="float" office:value="65100">
                <text:p>65100</text:p>
              </table:table-cell>
              <table:table-cell office:value-type="float" office:value="47131.3636363637">
                <text:p>47131.3636363637</text:p>
              </table:table-cell>
            </table:table-row>
            <table:table-row>
              <table:table-cell office:value-type="float" office:value="41957">
                <text:p>41960</text:p>
              </table:table-cell>
              <table:table-cell office:value-type="float" office:value="65800">
                <text:p>65800</text:p>
              </table:table-cell>
              <table:table-cell office:value-type="float" office:value="47463.4545454546">
                <text:p>47463.4545454546</text:p>
              </table:table-cell>
            </table:table-row>
            <table:table-row>
              <table:table-cell office:value-type="float" office:value="41958">
                <text:p>41960</text:p>
              </table:table-cell>
              <table:table-cell office:value-type="float" office:value="66000">
                <text:p>66000</text:p>
              </table:table-cell>
              <table:table-cell office:value-type="float" office:value="47795.5454545455">
                <text:p>47795.5454545455</text:p>
              </table:table-cell>
            </table:table-row>
            <table:table-row>
              <table:table-cell office:value-type="float" office:value="41959">
                <text:p>41960</text:p>
              </table:table-cell>
              <table:table-cell office:value-type="float" office:value="66200">
                <text:p>66200</text:p>
              </table:table-cell>
              <table:table-cell office:value-type="float" office:value="48127.6363636365">
                <text:p>48127.6363636365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66570">
                <text:p>66570</text:p>
              </table:table-cell>
              <table:table-cell office:value-type="float" office:value="48459.7272727274">
                <text:p>48459.7272727274</text:p>
              </table:table-cell>
            </table:table-row>
            <table:table-row>
              <table:table-cell office:value-type="float" office:value="41961">
                <text:p>41960</text:p>
              </table:table-cell>
              <table:table-cell office:value-type="float" office:value="66600">
                <text:p>66600</text:p>
              </table:table-cell>
              <table:table-cell office:value-type="float" office:value="48791.8181818183">
                <text:p>48791.8181818183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67000">
                <text:p>67000</text:p>
              </table:table-cell>
              <table:table-cell office:value-type="float" office:value="49123.9090909092">
                <text:p>49123.9090909092</text:p>
              </table:table-cell>
            </table:table-row>
            <table:table-row>
              <table:table-cell office:value-type="float" office:value="41963">
                <text:p>41960</text:p>
              </table:table-cell>
              <table:table-cell office:value-type="float" office:value="67000">
                <text:p>67000</text:p>
              </table:table-cell>
              <table:table-cell office:value-type="float" office:value="49456.0000000001">
                <text:p>49456.0000000001</text:p>
              </table:table-cell>
            </table:table-row>
            <table:table-row>
              <table:table-cell office:value-type="float" office:value="41964">
                <text:p>41960</text:p>
              </table:table-cell>
              <table:table-cell office:value-type="float" office:value="67000">
                <text:p>67000</text:p>
              </table:table-cell>
              <table:table-cell office:value-type="float" office:value="49788.090909091">
                <text:p>49788.090909091</text:p>
              </table:table-cell>
            </table:table-row>
            <table:table-row>
              <table:table-cell office:value-type="float" office:value="41965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0120.1818181819">
                <text:p>50120.1818181819</text:p>
              </table:table-cell>
            </table:table-row>
            <table:table-row>
              <table:table-cell office:value-type="float" office:value="41966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0452.2727272728">
                <text:p>50452.2727272728</text:p>
              </table:table-cell>
            </table:table-row>
            <table:table-row>
              <table:table-cell office:value-type="float" office:value="41967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0784.3636363637">
                <text:p>50784.3636363637</text:p>
              </table:table-cell>
            </table:table-row>
            <table:table-row>
              <table:table-cell office:value-type="float" office:value="41968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1116.4545454547">
                <text:p>51116.4545454547</text:p>
              </table:table-cell>
            </table:table-row>
            <table:table-row>
              <table:table-cell office:value-type="float" office:value="41969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1448.5454545456">
                <text:p>51448.5454545456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1780.6363636365">
                <text:p>51780.6363636365</text:p>
              </table:table-cell>
            </table:table-row>
            <table:table-row>
              <table:table-cell office:value-type="float" office:value="41971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2112.7272727274">
                <text:p>52112.7272727274</text:p>
              </table:table-cell>
            </table:table-row>
            <table:table-row>
              <table:table-cell office:value-type="float" office:value="41972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2444.8181818183">
                <text:p>52444.8181818183</text:p>
              </table:table-cell>
            </table:table-row>
            <table:table-row>
              <table:table-cell office:value-type="float" office:value="41973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2776.9090909092">
                <text:p>52776.9090909092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3109.0000000001">
                <text:p>53109.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